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9. Formats</math:mtext>
              <math:mo>̲</math:mo>
            </math:munder>
          </math:mrow>
        </math:mstyle>
      </math:mtr>
      <math:mtr/>
      <math:mtr>
        <math:mrow>
          <math:mmultiscripts>
            <math:mi>x</math:mi>
            <math:mprescripts/>
            <math:none/>
            <math:mi>b</math:mi>
          </math:mmultiscripts>
          <math:mi>,</math:mi>
          <math:mover>
            <math:mi>x</math:mi>
            <math:mi>b</math:mi>
          </math:mover>
          <math:mi>,</math:mi>
          <math:msup>
            <math:mi>x</math:mi>
            <math:mi>b</math:mi>
          </math:msup>
          <math:mi>,</math:mi>
          <math:mtable>
            <math:mtr>
              <math:mrow>
                <math:mrow>
                  <math:mi>x</math:mi>
                  <math:mo math:stretchy="false">+</math:mo>
                  <math:mi>y</math:mi>
                </math:mrow>
                <math:mo math:stretchy="false">=</math:mo>
                <math:mn>0</math:mn>
              </math:mrow>
            </math:mtr>
            <math:mtr>
              <math:mrow>
                <math:mrow>
                  <math:mi>x</math:mi>
                  <math:mo math:stretchy="false">−</math:mo>
                  <math:mi>y</math:mi>
                </math:mrow>
                <math:mo math:stretchy="false">=</math:mo>
                <math:mn>1</math:mn>
              </math:mrow>
            </math:mtr>
          </math:mtable>
        </math:mrow>
      </math:mtr>
      <math:mtr>
        <math:mrow>
          <math:mmultiscripts>
            <math:mi>x</math:mi>
            <math:mprescripts/>
            <math:mi>b</math:mi>
            <math:none/>
          </math:mmultiscripts>
          <math:mi>,</math:mi>
          <math:munder>
            <math:mi>x</math:mi>
            <math:mi>b</math:mi>
          </math:munder>
          <math:mi>,</math:mi>
          <math:msub>
            <math:mi>x</math:mi>
            <math:mi>b</math:mi>
          </math:msub>
          <math:mi>,</math:mi>
          <math:mtable>
            <math:mtr>
              <math:mrow>
                <math:mrow>
                  <math:mi>x</math:mi>
                  <math:mo math:stretchy="false">+</math:mo>
                  <math:mi>y</math:mi>
                </math:mrow>
                <math:mo math:stretchy="false">=</math:mo>
                <math:mn>0</math:mn>
              </math:mrow>
            </math:mtr>
            <math:mtr>
              <math:mrow>
                <math:mrow>
                  <math:mi>x</math:mi>
                  <math:mo math:stretchy="false">−</math:mo>
                  <math:mi>y</math:mi>
                </math:mrow>
                <math:mo math:stretchy="false">=</math:mo>
                <math:mn>1</math:mn>
              </math:mrow>
            </math:mtr>
            <math:mtr>
              <math:mrow>
                <math:mrow>
                  <math:mi>x</math:mi>
                  <math:mo math:stretchy="false">−</math:mo>
                  <math:mi>z</math:mi>
                </math:mrow>
                <math:mo math:stretchy="false">=</math:mo>
                <math:mn>2</math:mn>
              </math:mrow>
            </math:mtr>
          </math:mtable>
        </math:mrow>
      </math:mtr>
      <math:mtr>
        <math:mrow>
          <math:mtext>aligned left</math:mtext>
        </math:mrow>
      </math:mtr>
      <math:mtr>
        <math:mrow>
          <math:mtext>also aligned left</math:mtext>
        </math:mrow>
      </math:mtr>
      <math:mtr>
        <math:mrow>
          <math:mi math:fontstyle="italic">centered</math:mi>
        </math:mrow>
      </math:mtr>
      <math:mtr>
        <math:mrow>
          <math:mo math:stretchy="false">r</math:mo>
        </math:mrow>
      </math:mtr>
      <math:mtr>
        <math:mrow>
          <math:mrow>
            <math:mi math:fontstyle="italic">also</math:mi>
            <math:mi math:fontstyle="italic">aligned</math:mi>
            <math:mo math:stretchy="false">r</math:mo>
          </math:mrow>
        </math:mrow>
      </math:mtr>
      <math:mtr>
        <math:mtable>
          <math:mtr>
            <math:mtd>
              <math:mi>a</math:mi>
            </math:mtd>
            <math:mtd>
              <math:mi>x</math:mi>
            </math:mtd>
          </math:mtr>
          <math:mtr>
            <math:mtd>
              <math:mi>b</math:mi>
            </math:mtd>
            <math:mtd>
              <math:mi>y</math:mi>
            </math:mtd>
          </math:mtr>
        </math:mtable>
      </math:mtr>
      <math:mtr>
        <math:mrow>
          <math:mi>a</math:mi>
          <math:mi math:fontstyle="italic">small</math:mi>
          <math:mi math:fontstyle="italic">gap</math:mi>
          <math:mtext>&gt;</math:mtext>
          <math:mi/>
          <math:mtext>&lt;</math:mtext>
        </math:mrow>
      </math:mtr>
      <math:mtr>
        <math:mrow>
          <math:mi>a</math:mi>
          <math:mi math:fontstyle="italic">gap</math:mi>
          <math:mtext>&gt;</math:mtext>
          <math:mi/>
          <math:mtext>&lt;</math:mtext>
        </math:mrow>
      </math:mtr>
    </math:mtable>
    <math:annotation math:encoding="StarMath 5.0">bold underline  "9. Formats" newline newline
x lsup{b}, x csup{b}, x^{b}, binom{x+y=0}{x-y=1} newline
x lsub{b}, x csub{b}, x_{b}, stack{x+y=0 # x-y=1 # x-z=2} newline
alignl "aligned left" newline
alignl "also aligned left" newline
alignc centered newline
alignr %right newline
alignr also aligned %right newline
matrix{a # x ## b # y } newline
a small gap  "&gt;"`"&lt;" newline
a gap  "&gt;"~"&lt;"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